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7.034cm" fo:margin-left="0cm" fo:margin-right="-0.034cm" style:page-number="auto" table:align="margins"/>
    </style:style>
    <style:style style:name="Table1.A" style:family="table-column">
      <style:table-column-properties style:column-width="2.79cm" style:rel-column-width="10735*"/>
    </style:style>
    <style:style style:name="Table1.B" style:family="table-column">
      <style:table-column-properties style:column-width="0.452cm" style:rel-column-width="1737*"/>
    </style:style>
    <style:style style:name="Table1.C" style:family="table-column">
      <style:table-column-properties style:column-width="0.796cm" style:rel-column-width="3060*"/>
    </style:style>
    <style:style style:name="Table1.D" style:family="table-column">
      <style:table-column-properties style:column-width="4.096cm" style:rel-column-width="15757*"/>
    </style:style>
    <style:style style:name="Table1.E" style:family="table-column">
      <style:table-column-properties style:column-width="0.564cm" style:rel-column-width="2171*"/>
    </style:style>
    <style:style style:name="Table1.F" style:family="table-column">
      <style:table-column-properties style:column-width="0.801cm" style:rel-column-width="3080*"/>
    </style:style>
    <style:style style:name="Table1.G" style:family="table-column">
      <style:table-column-properties style:column-width="0.344cm" style:rel-column-width="1323*"/>
    </style:style>
    <style:style style:name="Table1.H" style:family="table-column">
      <style:table-column-properties style:column-width="4.247cm" style:rel-column-width="16341*"/>
    </style:style>
    <style:style style:name="Table1.I" style:family="table-column">
      <style:table-column-properties style:column-width="2.946cm" style:rel-column-width="11331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8.493cm" fo:margin-left="8.26cm" fo:margin-right="-0.101cm" table:align="margins"/>
    </style:style>
    <style:style style:name="Table3.A" style:family="table-column">
      <style:table-column-properties style:column-width="8.493cm" style:rel-column-width="6553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7" style:family="paragraph" style:parent-style-name="Normal">
      <style:paragraph-properties fo:margin-top="0cm" fo:margin-bottom="0cm" fo:line-height="100%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columns-spanned="8" office:value-type="string">
            <text:p text:style-name="P8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B-1</text:p>
          </table:table-cell>
        </table:table-row>
        <table:table-row>
          <table:table-cell table:style-name="Table1.A1" table:number-columns-spanned="9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Nomo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no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2">Sifat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Biasa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>Lampir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{lampiran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A1" office:value-type="string">
            <text:p text:style-name="P2">Perih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4" office:value-type="string">
            <text:p text:style-name="P2">Permintaan ijin {isi14}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5">KEPADA YTH.</text:p>
            <text:p text:style-name="P5">SDR. KETUA PENGADILAN NEGERI {kepada}</text:p>
            <text:p text:style-name="P7"><text:span text:style-name="Default_20_Paragraph_20_Font"><text:span text:style-name="T1">DI – </text:span></text:span></text:p>
            <text:p text:style-name="P7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1" office:value-type="string">
            <text:p text:style-name="P2"/>
          </table:table-cell>
          <table:table-cell table:style-name="Table1.A1" table:number-columns-spanned="8" office:value-type="string">
            <text:p text:style-name="P3"><text:s text:c="6"/>Berdasarkan Surat Perintah Penyidikan dari Kepala {nama_satker} Nomor : Prin-{isi2} tanggal {isi3} dengan bukti permulaan yang cukup diduga keras telah melakukan tindak pidana {isi4} (pasal {isi5}) / berkas perkara Nomor: {isi6} tanggal {isi7} atas nama tersangka {isi8}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>Nama Lengkap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nama_tersangka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>Tempat Lahir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tempat_lahir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>Umur/Tgl Lahir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umur} / {tgl_lahir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>Jenis Kelami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jenis_kelamin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>Kebangsaan/ Kewarganegara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kewarganegaraan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>Tempat Tinggal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alamat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>Agama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agama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>Pekerja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pekerjaan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>Pendidik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pendidikan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8" office:value-type="string">
            <text:p text:style-name="P3"/>
            <text:p text:style-name="P3">Terdapat alasan dan dugaan bahwa benda/barang berupa {isi9} yang diduga telah {isi10} (vide pasal 39 KUHAP) disimpan di {isi11} dikuasai oleh {isi12}.</text:p>
            <text:p text:style-name="P3">Oleh karena benda/barang yang diduga {isi10} tersebut diperlukan untuk kepentingan {isi1} atas nama tersangka tersebut di atas, sesuai dengan ketentuan pasal {isi13} perlu dilakukan {isi14} terhadap {isi15}.</text:p>
            <text:p text:style-name="P3"><text:s text:c="5"/>Untuk itu diharapkan kiranya dapat diterbitkan Surat Penetapan Ijin {isi14} dari Ketua Pengadilan Negeri {kepada}.</text:p>
            <text:p text:style-name="P3"><text:s text:c="8"/>Demikian untuk dimaklumi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6">KEPALA {nama_satker}</text:p>
                </table:table-cell>
              </table:table-row>
              <table:table-row>
                <table:table-cell table:style-name="Table3.A1" office:value-type="string">
                  <text:p text:style-name="P6"/>
                  <text:p text:style-name="P6"/>
                  <text:p text:style-name="P6"/>
                  <text:p text:style-name="P6"/>
                </table:table-cell>
              </table:table-row>
              <table:table-row>
                <table:table-cell table:style-name="Table3.A1" office:value-type="string">
                  <text:p text:style-name="P4">{nama_ttd}</text:p>
                </table:table-cell>
              </table:table-row>
              <table:table-row>
                <table:table-cell table:style-name="Table3.A1" office:value-type="string">
                  <text:p text:style-name="P4">{pangkat_ttd}/ NIP. {nip_ttd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59:00Z</meta:creation-date>
    <dc:date>2015-11-05T16:49:18.14</dc:date>
    <meta:editing-cycles>36</meta:editing-cycles>
    <meta:editing-duration>PT2H28M29S</meta:editing-duration>
    <meta:document-statistic meta:table-count="2" meta:image-count="0" meta:object-count="0" meta:page-count="1" meta:paragraph-count="56" meta:word-count="184" meta:character-count="1358"/>
    <meta:template xlink:type="simple" xlink:actuate="onRequest" xlink:title="" xlink:href="Normal.dotm"/>
  </office:meta>
</office:document-meta>
</file>